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13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3"/>
    <style:style style:name="ce15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16" style:family="table-cell" style:parent-style-name="Default" style:data-style-name="N1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1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74625cm" style:use-optimal-column-width="true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4.048125cm" style:use-optimal-column-width="true"/>
    </style:style>
    <style:style style:name="co4" style:family="table-column">
      <style:table-column-properties fo:break-before="auto" style:column-width="6.19125cm" style:use-optimal-column-width="true"/>
    </style:style>
    <style:style style:name="co5" style:family="table-column">
      <style:table-column-properties fo:break-before="auto" style:column-width="6.032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1">
            <text:p>Tabela 3 - Número de commits nos quatro bimestres de 2014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Bimestre</text:p>
          </table:table-cell>
          <table:table-cell office:value-type="string" table:style-name="ce3">
            <text:p>Commits</text:p>
          </table:table-cell>
          <table:table-cell office:value-type="string" table:style-name="ce3">
            <text:p>Frequência relativa (%)</text:p>
          </table:table-cell>
          <table:table-cell office:value-type="string" table:style-name="ce3">
            <text:p>Frequência absoluta acumulada (%)</text:p>
          </table:table-cell>
          <table:table-cell office:value-type="string" table:style-name="ce3">
            <text:p>Frequencia relativa acumulada (%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imeiro</text:p>
          </table:table-cell>
          <table:table-cell office:value-type="float" office:value="659818" table:style-name="ce5">
            <text:p>659,818</text:p>
          </table:table-cell>
          <table:table-cell office:value-type="percentage" office:value="5.1684558895525312E-2" table:formula="msoxl:=B3/B7" table:style-name="ce6">
            <text:p>5.1685%</text:p>
          </table:table-cell>
          <table:table-cell office:value-type="float" office:value="659818" table:formula="msoxl:=B3" table:style-name="ce5">
            <text:p>659,818</text:p>
          </table:table-cell>
          <table:table-cell office:value-type="percentage" office:value="5.1684558895525312E-2" table:formula="msoxl:=C3" table:style-name="ce7">
            <text:p>5.1685%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egundo</text:p>
          </table:table-cell>
          <table:table-cell office:value-type="float" office:value="711926" table:style-name="ce5">
            <text:p>711,926</text:p>
          </table:table-cell>
          <table:table-cell office:value-type="percentage" office:value="5.5766258689905021E-2" table:formula="msoxl:=B4/B7" table:style-name="ce6">
            <text:p>5.5766%</text:p>
          </table:table-cell>
          <table:table-cell office:value-type="float" office:value="1371744" table:formula="msoxl:=SUM(D3,B4)" table:style-name="ce5">
            <text:p>1,371,744</text:p>
          </table:table-cell>
          <table:table-cell office:value-type="percentage" office:value="0.10745081758543033" table:formula="msoxl:=SUM(E3,C4)" table:style-name="ce7">
            <text:p>10.7451%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erceiro</text:p>
          </table:table-cell>
          <table:table-cell office:value-type="float" office:value="660729" table:style-name="ce5">
            <text:p>660,729</text:p>
          </table:table-cell>
          <table:table-cell office:value-type="percentage" office:value="5.1755918926857929E-2" table:formula="msoxl:=B5/B7" table:style-name="ce6">
            <text:p>5.1756%</text:p>
          </table:table-cell>
          <table:table-cell office:value-type="float" office:value="2032473" table:formula="msoxl:=SUM(D4,B5)" table:style-name="ce5">
            <text:p>2,032,473</text:p>
          </table:table-cell>
          <table:table-cell office:value-type="percentage" office:value="0.15920673651228825" table:formula="msoxl:=SUM(E4,C5)" table:style-name="ce16">
            <text:p>16%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Quarto</text:p>
          </table:table-cell>
          <table:table-cell office:value-type="float" office:value="10733777" table:style-name="ce12">
            <text:p>10,733,777</text:p>
          </table:table-cell>
          <table:table-cell office:value-type="percentage" office:value="0.84079326348771177" table:formula="msoxl:=B6/B7" table:style-name="ce15">
            <text:p>84.0793%</text:p>
          </table:table-cell>
          <table:table-cell office:value-type="float" office:value="12766250" table:formula="msoxl:=SUM(D5,B6)" table:style-name="ce18">
            <text:p>12,766,250</text:p>
          </table:table-cell>
          <table:table-cell office:value-type="percentage" office:value="1" table:formula="msoxl:=SUM(E5,C6)" table:style-name="ce19">
            <text:p>100%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2766250" table:formula="msoxl:=SUM(B3:B6)" table:style-name="ce9">
            <text:p>12,766,250</text:p>
          </table:table-cell>
          <table:table-cell office:value-type="percentage" office:value="1" table:formula="msoxl:=SUM(C3:C6)" table:style-name="ce10">
            <text:p>100%</text:p>
          </table:table-cell>
          <table:table-cell table:style-name="ce14"/>
          <table:table-cell table:style-name="ce1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Gráfico 1" svg:x="0.19792in" svg:y="0.20833in" svg:width="7.36458in" svg:height="3.8229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4" number:min-integer-digits="1"/>
      <number:text>%</number:text>
    </number:percentage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izard</meta:initial-creator>
    <dc:creator>Charizard</dc:creator>
    <meta:creation-date>2016-09-14T02:22:18Z</meta:creation-date>
    <dc:date>2016-09-14T04:54:24Z</dc:date>
    <meta:print-date>2016-09-14T04:54:0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2502362204725pt" svg:width="530.24968503937pt" chart:style-name="Crt0">
        <chart:title chart:style-name="CT00">
          <text:p text:style-name="a0" text:class-names="" text:cond-style-name="">Número de commits nos 3 primeiros bimestres de 2014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Quantidade de Comm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imestre do ano</text:p>
            </chart:title>
            <chart:categories table:cell-range-address="3.$A$3:.$A$6"/>
          </chart:axis>
          <chart:series chart:label-cell-address="3.$B$2" chart:values-cell-range-address="3.$B$3:.$B$6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